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4F00000384255EECFF.png" manifest:media-type="image/png"/>
  <manifest:file-entry manifest:full-path="Pictures/1000000100000732000002EEA6473BE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9edf" officeooo:paragraph-rsid="00079ed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6.6929in" svg:height="2.7252in" draw:z-index="0"><draw:image xlink:href="Pictures/1000000100000732000002EEA6473BEB.png" xlink:type="simple" xlink:show="embed" xlink:actuate="onLoad" draw:mime-type="image/png"/></draw:frame><text:tab/></text:p>
      <text:p text:style-name="P1"><draw:frame draw:style-name="fr1" draw:name="Image2" text:anchor-type="char" svg:width="6.6929in" svg:height="3.2193in" draw:z-index="1"><draw:image xlink:href="Pictures/100000010000074F00000384255EECF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17:54:22.739706686</meta:creation-date>
    <dc:date>2025-05-06T17:54:59.747680937</dc:date>
    <meta:editing-duration>PT38S</meta:editing-duration>
    <meta:editing-cycles>2</meta:editing-cycles>
    <meta:generator>LibreOffice/24.2.7.2$Linux_X86_64 LibreOffice_project/420$Build-2</meta:generator>
    <meta:document-statistic meta:table-count="0" meta:image-count="2" meta:object-count="0" meta:page-count="1" meta:paragraph-count="1" meta:word-count="0" meta:character-count="1" meta:non-whitespace-character-count="0"/>
  </office:meta>
</office:document-meta>
</file>